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8, 3-10 SL)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Western Illinois (8-18, 3-9 SL)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3</text:p>
          </table:table-cell>
          <table:table-cell office:value-type="string">
            <text:p>.09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27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1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3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.1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48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27</text:p>
          </table:table-cell>
          <table:table-cell office:value-type="string">
            <text:p>170</text:p>
          </table:table-cell>
          <table:table-cell office:value-type="string">
            <text:p>.182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3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8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09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43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18</text:p>
          </table:table-cell>
          <table:table-cell office:value-type="string">
            <text:p>161</text:p>
          </table:table-cell>
          <table:table-cell office:value-type="string">
            <text:p>.236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7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